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3cm" svg:stroke-color="#9900ff" draw:marker-start-width="0.65cm" draw:marker-end-width="0.65cm" draw:fill="none" draw:textarea-vertical-align="middle" fo:padding-top="0.275cm" fo:padding-bottom="0.275cm" fo:padding-left="0.4cm" fo:padding-right="0.4cm"/>
    </style:style>
    <style:style style:name="gr3" style:family="graphic" style:parent-style-name="objectwithoutfill">
      <style:graphic-properties svg:stroke-width="0.3cm" svg:stroke-color="#000000" draw:marker-start-width="0.65cm" draw:marker-end-width="0.65cm" draw:fill="none" draw:textarea-vertical-align="middle" fo:padding-top="0.275cm" fo:padding-bottom="0.275cm" fo:padding-left="0.4cm" fo:padding-right="0.4cm"/>
    </style:style>
    <style:style style:name="gr4" style:family="graphic" style:parent-style-name="objectwithoutfill">
      <style:graphic-properties svg:stroke-width="0.3cm" svg:stroke-color="#ff3333" draw:marker-start-width="0.65cm" draw:marker-end-width="0.65cm" draw:fill="none" draw:textarea-vertical-align="middle" fo:padding-top="0.275cm" fo:padding-bottom="0.275cm" fo:padding-left="0.4cm" fo:padding-right="0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1cm" svg:height="1.9cm" svg:x="9.2cm" svg:y="11.4cm">
          <text:p text:style-name="P1">mc² 6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cm" svg:height="1.9cm" svg:x="1.1cm" svg:y="6.2cm">
          <text:p text:style-name="P1">AP analog ou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cm" svg:height="1.9cm" svg:x="17.2cm" svg:y="11.4cm">
          <text:p text:style-name="P1">AP digital i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cm" svg:height="1.9cm" svg:x="9.1cm" svg:y="6.1cm">
          <text:p text:style-name="P1">DALLI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3cm" svg:y1="12.6cm" svg:x2="17.2cm" svg:y2="12.6cm">
          <text:p text:style-name="P2"><text:span text:style-name="T1">AES/EBU</text:span></text:p>
          <text:p text:style-name="P2"><text:span text:style-name="T1"/></text:p>
          <text:p text:style-name="P2"><text:span text:style-name="T1"/></text:p>
        </draw:line>
        <draw:line draw:style-name="gr3" draw:text-style-name="P2" draw:layer="layout" svg:x1="5.2cm" svg:y1="7.1cm" svg:x2="9.1cm" svg:y2="7.1cm">
          <text:p text:style-name="P2"><text:span text:style-name="T1">channel 21</text:span></text:p>
          <text:p text:style-name="P2"><text:span text:style-name="T1">HQ channel 5</text:span></text:p>
          <text:p text:style-name="P2"><text:span text:style-name="T1"/></text:p>
          <text:p text:style-name="P2"><text:span text:style-name="T1"/></text:p>
          <text:p text:style-name="P2"><text:span text:style-name="T1"/></text:p>
        </draw:line>
        <draw:line draw:style-name="gr4" draw:text-style-name="P2" draw:layer="layout" svg:x1="11.4cm" svg:y1="11.4cm" svg:x2="11.4cm" svg:y2="8cm">
          <text:p text:style-name="P2"><text:span text:style-name="T1">RAVENNA bus</text:span></text:p>
          <text:p text:style-name="P2"><text:span text:style-name="T1"/></text:p>
          <text:p text:style-name="P2"><text:span text:style-name="T1"/></text:p>
          <text:p text:style-name="P2"><text:span text:style-name="T1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en_20_fyll_20_og_20_linjer" style:display-name="Objekt uten fyll og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as Hörmer</meta:initial-creator>
    <meta:creation-date>2015-03-16T17:21:00.158033146</meta:creation-date>
    <dc:date>2015-03-16T18:43:51.127229593</dc:date>
    <dc:creator>Andreas Hörmer</dc:creator>
    <meta:editing-duration>PT37M9S</meta:editing-duration>
    <meta:editing-cycles>2</meta:editing-cycles>
    <meta:generator>LibreOffice/4.2.7.2$Linux_X86_64 LibreOffice_project/420m0$Build-2</meta:generator>
    <meta:document-statistic meta:object-count="7"/>
  </office:meta>
</office:document-meta>
</file>